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etAddressEditorTests.u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etAddressEditorTests.simpleBad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AddressEditorTests.all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AddressEditorTests.simpleGood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AddressEditorTests.exces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AddressEditorTests.se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AddressEditorTests.se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